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fo:border-bottom="1.25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All (responsible: Daesoo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Boosting and additive tre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Boosting and additive trees RecEx</text:p>
          </table:table-cell>
          <table:table-cell table:style-name="ce12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5.03.24</text:p>
          </table:table-cell>
          <table:table-cell table:style-name="ce115" office:value-type="string" calcext:value-type="string">
            <text:p>Friday</text:p>
          </table:table-cell>
          <table:table-cell table:style-name="ce102" office:value-type="string" calcext:value-type="string">
            <text:p>Boosting and additive tre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 (responsible: Kenneth)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ara and 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01-05T09:16:59.813689844</dc:date>
    <meta:editing-duration>PT18H49M59S</meta:editing-duration>
    <meta:editing-cycles>244</meta:editing-cycles>
    <meta:generator>LibreOffice/7.3.7.2$Linux_X86_64 LibreOffice_project/30$Build-2</meta:generator>
    <meta:document-statistic meta:table-count="2" meta:cell-count="219" meta:object-count="0"/>
  </office:meta>
</office:document-meta>
</file>